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GB" fo:background-color="transparent"/>
    </style:style>
    <style:style style:name="P3" style:family="paragraph" style:parent-style-name="Text_20_body" style:list-style-name="L1">
      <style:paragraph-properties fo:margin-top="0cm" fo:margin-bottom="0cm" fo:keep-together="always"/>
      <style:text-properties style:font-name="Times" fo:font-size="10pt" fo:language="en" fo:country="GB" fo:background-color="transparent"/>
    </style:style>
    <style:style style:name="P4" style:family="paragraph" style:parent-style-name="Text_20_body" style:list-style-name="L2">
      <style:paragraph-properties fo:margin-top="0cm" fo:margin-bottom="0cm" fo:keep-together="always"/>
      <style:text-properties style:font-name="Times" fo:font-size="10pt" fo:language="en" fo:country="GB" fo:background-color="transparent"/>
    </style:style>
    <style:style style:name="P5" style:family="paragraph" style:parent-style-name="Text_20_body">
      <style:paragraph-properties fo:margin-top="0cm" fo:margin-bottom="0cm"/>
      <style:text-properties fo:language="en" fo:country="GB"/>
    </style:style>
    <style:style style:name="P6" style:family="paragraph" style:parent-style-name="Text_20_body">
      <style:paragraph-properties fo:margin-top="0cm" fo:margin-bottom="0cm"/>
      <style:text-properties fo:language="en" fo:country="GB" fo:background-color="transparent"/>
    </style:style>
    <style:style style:name="P7" style:family="paragraph" style:parent-style-name="Text_20_body">
      <style:paragraph-properties fo:margin-top="0cm" fo:margin-bottom="0cm" fo:keep-together="always"/>
      <style:text-properties fo:language="en" fo:country="GB"/>
    </style:style>
    <style:style style:name="P8" style:family="paragraph" style:parent-style-name="Text_20_body">
      <style:paragraph-properties fo:margin-top="0cm" fo:margin-bottom="0cm" fo:text-align="justify" style:justify-single-word="false"/>
      <style:text-properties fo:language="en" fo:country="GB"/>
    </style:style>
    <style:style style:name="P9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style:font-name="Times" fo:font-size="10pt" fo:language="en" fo:country="GB" fo:background-color="transparent"/>
    </style:style>
    <style:style style:name="P10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GB" fo:font-weight="bold" fo:background-color="transparent"/>
    </style:style>
    <style:style style:name="P11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GB" fo:background-color="transparent"/>
    </style:style>
    <style:style style:name="P12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GB"/>
    </style:style>
    <style:style style:name="P13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style:font-name="Times" fo:font-size="10pt" fo:language="en" fo:country="GB" fo:background-color="transparent"/>
    </style:style>
    <style:style style:name="P14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fo:language="en" fo:country="GB" fo:background-color="transparent"/>
    </style:style>
    <style:style style:name="P15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fo:font-size="10pt" fo:language="en" fo:country="GB" fo:background-color="transparent"/>
    </style:style>
    <style:style style:name="P16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GB" fo:font-weight="bold" fo:background-color="transparent"/>
    </style:style>
    <style:style style:name="P17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GB" fo:background-color="transparent"/>
    </style:style>
    <style:style style:name="P18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GB" fo:font-style="italic" fo:background-color="transparent"/>
    </style:style>
    <style:style style:name="P19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language="en" fo:country="GB" fo:background-color="transparent"/>
    </style:style>
    <style:style style:name="P20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language="en" fo:country="GB" fo:font-style="italic" fo:background-color="transparent"/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1">
      <style:paragraph-properties>
        <style:tab-stops/>
      </style:paragraph-properties>
    </style:style>
    <style:style style:name="P23" style:family="paragraph" style:parent-style-name="Heading_20_2">
      <style:text-properties fo:language="en" fo:country="GB"/>
    </style:style>
    <style:style style:name="P24" style:family="paragraph" style:parent-style-name="Heading_20_1">
      <style:text-properties fo:language="en" fo:country="GB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tyle="italic"/>
    </style:style>
    <style:style style:name="T6" style:family="text">
      <style:text-properties style:font-name="Times"/>
    </style:style>
    <style:style style:name="T7" style:family="text">
      <style:text-properties fo:language="en" fo:country="GB"/>
    </style:style>
    <style:style style:name="T8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Schematic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chematic Files Format:</text:p>
          </text:index-title>
          <text:p text:style-name="P22"><text:a xlink:type="simple" xlink:href="#1.Schematic files format:|outline" text:style-name="Internet_20_link" text:visited-style-name="Internet_20_link">1 - Schematic files format:</text:a></text:p>
          <text:p text:style-name="P21"><text:a xlink:type="simple" xlink:href="#1.1.Units|outline" text:style-name="Internet_20_link" text:visited-style-name="Internet_20_link">1.1 - Units</text:a></text:p>
          <text:p text:style-name="P21"><text:a xlink:type="simple" xlink:href="#1.2.Header|outline" text:style-name="Internet_20_link" text:visited-style-name="Internet_20_link">1.2 - Header</text:a></text:p>
          <text:p text:style-name="P21"><text:a xlink:type="simple" xlink:href="#1.3.Description of a component|outline" text:style-name="Internet_20_link" text:visited-style-name="Internet_20_link">1.3 - Description of a component</text:a></text:p>
          <text:p text:style-name="P21"><text:a xlink:type="simple" xlink:href="#1.4.Description of a NoConnect symbol|outline" text:style-name="Internet_20_link" text:visited-style-name="Internet_20_link">1.4 - Description of a NoConnect symbol</text:a></text:p>
          <text:p text:style-name="P21"><text:a xlink:type="simple" xlink:href="#1.5.Description of a hierarchical sheet symbol|outline" text:style-name="Internet_20_link" text:visited-style-name="Internet_20_link">1.5 - Description of a hierarchical sheet symbol</text:a></text:p>
          <text:p text:style-name="P21"><text:a xlink:type="simple" xlink:href="#1.6.Description of a text note|outline" text:style-name="Internet_20_link" text:visited-style-name="Internet_20_link">1.6 - Description of a text note</text:a></text:p>
          <text:p text:style-name="P21"><text:a xlink:type="simple" xlink:href="#1.7.Description of a Global Label|outline" text:style-name="Internet_20_link" text:visited-style-name="Internet_20_link">1.7 - Description of a Global Label</text:a></text:p>
          <text:p text:style-name="P21"><text:a xlink:type="simple" xlink:href="#1.8.Description of a Hierarchical label|outline" text:style-name="Internet_20_link" text:visited-style-name="Internet_20_link">1.8 - Description of a Hierarchical label</text:a></text:p>
          <text:p text:style-name="P21"><text:a xlink:type="simple" xlink:href="#1.9.Description of a label|outline" text:style-name="Internet_20_link" text:visited-style-name="Internet_20_link">1.9 - Description of a label</text:a></text:p>
          <text:p text:style-name="P21"><text:a xlink:type="simple" xlink:href="#1.10.Description of a junction|outline" text:style-name="Internet_20_link" text:visited-style-name="Internet_20_link">1.10 - Description of a junction</text:a></text:p>
          <text:p text:style-name="P21"><text:a xlink:type="simple" xlink:href="#1.11.Description of a wire segment (Wire)|outline" text:style-name="Internet_20_link" text:visited-style-name="Internet_20_link">1.11 - Description of a wire segment (Wire)</text:a></text:p>
          <text:p text:style-name="P21"><text:a xlink:type="simple" xlink:href="#1.12.Description of a Bus segment|outline" text:style-name="Internet_20_link" text:visited-style-name="Internet_20_link">1.12 - Description of a Bus segment</text:a></text:p>
          <text:p text:style-name="P21"><text:a xlink:type="simple" xlink:href="#1.13.Description of a dotted line segment |outline" text:style-name="Internet_20_link" text:visited-style-name="Internet_20_link">1.13 - Description of a dotted line segment </text:a></text:p>
          <text:p text:style-name="P21"><text:a xlink:type="simple" xlink:href="#1.14.Description of a bus entry|outline" text:style-name="Internet_20_link" text:visited-style-name="Internet_20_link">1.14 - Description of a bus entry</text:a></text:p>
        </text:index-body>
      </text:table-of-content>
      <text:p text:style-name="Standard"/>
      <text:h text:style-name="P24" text:outline-level="1">Schematic files format:</text:h>
      <text:h text:style-name="Heading_20_2" text:outline-level="2">Units</text:h>
      <text:p text:style-name="P2">Sizes and coordinates are given in mils (1/1000 inch)</text:p>
      <text:h text:style-name="Heading_20_2" text:outline-level="2">Header</text:h>
      <text:p text:style-name="P6">Format :</text:p>
      <text:p text:style-name="P10">EESchema Schematic File Version 1</text:p>
      <text:p text:style-name="P11"><text:span text:style-name="T1">LIBS:</text:span> <text:span text:style-name="T2">libraries list </text:span>(not used, for information only).</text:p>
      <text:p text:style-name="P11"><text:span text:style-name="T1">EELAYER</text:span> <text:span text:style-name="T2">nn mm</text:span> (<text:span text:style-name="T2">nn mm</text:span> not used, reserved)</text:p>
      <text:p text:style-name="P10">EELAYER END</text:p>
      <text:p text:style-name="P11"><text:span text:style-name="T1">$Descr</text:span> <text:span text:style-name="T4">Sheet size </text:span><text:span text:style-name="T5">dimx dimy</text:span><text:span text:style-name="T4"> (sheet size = A4..A0 ou A..E)</text:span></text:p>
      <text:p text:style-name="P11"><text:span text:style-name="T2">Title block description</text:span> (Texts of the title block)</text:p>
      <text:p text:style-name="P10">$EndDescr</text:p>
      <text:p text:style-name="P5"/>
      <text:p text:style-name="P13">EESchema Schematic Spins Version 1</text:p>
      <text:p text:style-name="P13">LIBS:brooktre, cypress, ttl, power, linear, memory, xilinx, idiot, aaci, INTEL, special, device, dsp</text:p>
      <text:p text:style-name="P13">EELAYER 20 0</text:p>
      <text:p text:style-name="P13">EELAYER END</text:p>
      <text:p text:style-name="P13">$Descr A3 16535 11700</text:p>
      <text:p text:style-name="P13">Sheet 1 4</text:p>
      <text:p text:style-name="P13">""</text:p>
      <text:p text:style-name="P13">Date “28 DEC 1996”</text:p>
      <text:p text:style-name="P13">Rev ""</text:p>
      <text:p text:style-name="P13">Comp ""</text:p>
      <text:p text:style-name="P13">Comment1 ""</text:p>
      <text:p text:style-name="P13">Comment2 ""</text:p>
      <text:p text:style-name="P13">Comment3 ""</text:p>
      <text:p text:style-name="P13">Comment4 ""</text:p>
      <text:p text:style-name="P13">$EndDescr</text:p>
      <text:p text:style-name="P5"/>
      <text:h text:style-name="Heading_20_2" text:outline-level="2">Description of a component</text:h>
      <text:p text:style-name="P9">Format:</text:p>
      <text:p text:style-name="P16">$Comp</text:p>
      <text:p text:style-name="P17"><text:span text:style-name="T1">L</text:span> name <text:span text:style-name="T2">reference</text:span></text:p>
      <text:p text:style-name="P17"><text:span text:style-name="T1">U</text:span> <text:span text:style-name="T2">N mm time_stamp</text:span></text:p>
      <text:p text:style-name="P17"><text:soft-page-break/><text:span text:style-name="T1">P </text:span><text:span text:style-name="T2">posx posy</text:span></text:p>
      <text:p text:style-name="P18">List of fields:</text:p>
      <text:p text:style-name="P17"><text:span text:style-name="T1">F </text:span><text:span text:style-name="T2">field_number “text” orientation posX posY size Flags</text:span> (see below)</text:p>
      <text:p text:style-name="P19"><text:span text:style-name="T1">1 </text:span>posx posy (redundant: not used)</text:p>
      <text:p text:style-name="P19">A B C B ( orientation matrix with A, B, C, D = - 1, 0 or 1)</text:p>
      <text:p text:style-name="P16">$EndComp</text:p>
      <text:p text:style-name="P9">Description of the fields:</text:p>
      <text:p text:style-name="P17">F n “text” orientation posx posy dimension flags</text:p>
      <text:p text:style-name="P17">with n = field number (reference field = 0, value field = 1, N = 0..11)</text:p>
      <text:p text:style-name="P17">orientation = H (horizontal) or V (vertical).</text:p>
      <text:p text:style-name="P9">Example:</text:p>
      <text:p text:style-name="P12"/>
      <text:p text:style-name="P13">Comp</text:p>
      <text:p text:style-name="P13">L CONN_3 JP3</text:p>
      <text:p text:style-name="P13">U 1 1 329879E1</text:p>
      <text:p text:style-name="P13">P 1200 2000</text:p>
      <text:p text:style-name="P13">F 0 “JP3” H 1250 2200 60 0000</text:p>
      <text:p text:style-name="P13">F 1 “CONN_3” V 1350 2000 50 0000</text:p>
      <text:p text:style-name="P13">1 1200 2000</text:p>
      <text:p text:style-name="P14"><text:span text:style-name="T6">- 1 0 0 - 1</text:span> </text:p>
      <text:p text:style-name="P13">$EndComp</text:p>
      <text:p text:style-name="P5"/>
      <text:h text:style-name="Heading_20_2" text:outline-level="2">Description of a NoConnect symbol</text:h>
      <text:p text:style-name="P9">Format: <text:span text:style-name="T1">NoConn ~ </text:span><text:span text:style-name="T2">posx posy</text:span></text:p>
      <text:p text:style-name="P9">Example:</text:p>
      <text:p text:style-name="P13">NoConn ~ 13400 5500</text:p>
      <text:p text:style-name="P5"/>
      <text:h text:style-name="Heading_20_2" text:outline-level="2">Description of a hierarchical sheet symbol</text:h>
      <text:p text:style-name="P9">Format:</text:p>
      <text:p text:style-name="P16">$Sheet</text:p>
      <text:p text:style-name="P17"><text:span text:style-name="T1">S </text:span><text:span text:style-name="T2">posx posy dimx dimy</text:span></text:p>
      <text:p text:style-name="P18">List of Sheet Labels</text:p>
      <text:p text:style-name="P16">$EndSheet</text:p>
      <text:p text:style-name="P9">Format of Sheet Labels</text:p>
      <text:p text:style-name="P17">Fn “text” forms side posx posy dimension</text:p>
      <text:p text:style-name="P17">With:</text:p>
      <text:p text:style-name="P19">n = sequence number (0..x).</text:p>
      <text:p text:style-name="P19">n = 0: name of the corresponding schematic file.</text:p>
      <text:p text:style-name="P19">n = 1: name of the sheet of hierarchy.</text:p>
      <text:p text:style-name="P19">form = I (input) O (output)</text:p>
      <text:p text:style-name="P19">side = R (right) or L (left).</text:p>
      <text:p text:style-name="P9">Example:</text:p>
      <text:p text:style-name="P7"/>
      <text:p text:style-name="P13">$Sheet</text:p>
      <text:p text:style-name="P13">S 1800 1600 1500 1500</text:p>
      <text:p text:style-name="P13">F0 “PROGALIM.SCH” 60</text:p>
      <text:p text:style-name="P13">F1 “PROGALIM.SCH” 60</text:p>
      <text:p text:style-name="P14"><text:span text:style-name="T6">F2 “CLK” O R 3300 1800 60</text:span> </text:p>
      <text:p text:style-name="P14"><text:span text:style-name="T6">F3 “/RESET” O R 3300 2000 60</text:span> </text:p>
      <text:p text:style-name="P14"><text:span text:style-name="T6">F4 “VPWR” O R 3300 2700 60</text:span> </text:p>
      <text:p text:style-name="P14"><text:span text:style-name="T6">F5 “/HALT” O R 3300 2100 60</text:span> </text:p>
      <text:p text:style-name="P14"><text:span text:style-name="T6">F6 “TRANSF1” I L 1800 1900 60</text:span> </text:p>
      <text:p text:style-name="P14"><text:span text:style-name="T6">F7 “TRANSF2” I L 1800 2000 60</text:span> </text:p>
      <text:p text:style-name="P14"><text:span text:style-name="T6">F8 “3.84MH” O R 3300 2200 60</text:span> </text:p>
      <text:p text:style-name="P13">$EndSheet</text:p>
      <text:p text:style-name="P5"/>
      <text:h text:style-name="Heading_20_2" text:outline-level="2">Description of a text note</text:h>
      <text:p text:style-name="P9">Format: <text:span text:style-name="T1">Text Notes </text:span><text:span text:style-name="T2">posx posy orientation dimension ~</text:span></text:p>
      <text:p text:style-name="P18"><text:soft-page-break/>Text</text:p>
      <text:p text:style-name="P9">Example:</text:p>
      <text:p text:style-name="P15">Text Notes 2100 3250 1 60 ~</text:p>
      <text:p text:style-name="P15">TOTO</text:p>
      <text:p text:style-name="P5"/>
      <text:h text:style-name="Heading_20_2" text:outline-level="2">Description of a Global Label</text:h>
      <text:p text:style-name="P9">Format: <text:span text:style-name="T1">Text GLabel</text:span> <text:span text:style-name="T2">posx posy</text:span> <text:span text:style-name="T2">orientation dimension shape</text:span></text:p>
      <text:p text:style-name="P18">Text</text:p>
      <text:p text:style-name="P9">Example:</text:p>
      <text:p text:style-name="P7"/>
      <text:p text:style-name="P15">Text GLabel 3100 2500 2 60 UnSpc</text:p>
      <text:p text:style-name="P15">TITI</text:p>
      <text:p text:style-name="P15">Text GLabel 3150 2700 1 60 3State</text:p>
      <text:p text:style-name="P15">3STATES</text:p>
      <text:p text:style-name="P15">Text GLabel 2750 2800 0 60 UnSpc</text:p>
      <text:p text:style-name="P15">BIDI</text:p>
      <text:p text:style-name="P15">Text GLabel 2750 2650 0 60 Output</text:p>
      <text:p text:style-name="P15">GLABELOUT</text:p>
      <text:p text:style-name="P15">Text GLabel 2750 2400 0 60 Input</text:p>
      <text:p text:style-name="P15">RESET</text:p>
      <text:p text:style-name="P5"/>
      <text:h text:style-name="P23" text:outline-level="2">Description of a Hierarchical label</text:h>
      <text:p text:style-name="P9">Format: <text:span text:style-name="T1">Text HLabel </text:span><text:span text:style-name="T2">posx posy orientation dimension</text:span><text:span text:style-name="T8"> </text:span><text:span text:style-name="T3">shape</text:span></text:p>
      <text:p text:style-name="P18">Text</text:p>
      <text:p text:style-name="P9">Example:</text:p>
      <text:p text:style-name="P7"/>
      <text:p text:style-name="P13">Text HLabel 3400 2000 0 60 Input</text:p>
      <text:p text:style-name="P13">/RESET</text:p>
      <text:p text:style-name="P5"/>
      <text:h text:style-name="Heading_20_2" text:outline-level="2">Description of a label</text:h>
      <text:p text:style-name="P9">Format: <text:span text:style-name="T1">Text Label </text:span><text:span text:style-name="T2">posx posy orientation dimension</text:span> <text:span text:style-name="T1">~</text:span></text:p>
      <text:p text:style-name="P18">Text</text:p>
      <text:p text:style-name="P9">Example:</text:p>
      <text:p text:style-name="P7"/>
      <text:p text:style-name="P13">Text Label 3400 2000 0 60 ~</text:p>
      <text:p text:style-name="P13">/RESET</text:p>
      <text:p text:style-name="P5"/>
      <text:h text:style-name="Heading_20_2" text:outline-level="2">Description of a junction</text:h>
      <text:p text:style-name="P9">Format: <text:span text:style-name="T1">Connection ~ </text:span><text:span text:style-name="T2">posx posy</text:span></text:p>
      <text:p text:style-name="P9">Example:</text:p>
      <text:p text:style-name="P12"/>
      <text:p text:style-name="P13">Connection ~ 13300 6500</text:p>
      <text:p text:style-name="P5"/>
      <text:h text:style-name="Heading_20_2" text:outline-level="2">Description of a wire segment (Wire)</text:h>
      <text:p text:style-name="P9">Format:</text:p>
      <text:p text:style-name="P16">Wire Wire Line</text:p>
      <text:p text:style-name="P20">startx starty endx endy</text:p>
      <text:p text:style-name="P9">Example:</text:p>
      <text:p text:style-name="P7"/>
      <text:p text:style-name="P13">Wire Wire Line</text:p>
      <text:p text:style-name="P13">3300 1800 3900 1800</text:p>
      <text:p text:style-name="P5"/>
      <text:h text:style-name="Heading_20_2" text:outline-level="2">Description of a Bus segment</text:h>
      <text:p text:style-name="P9"><text:soft-page-break/>Format:</text:p>
      <text:p text:style-name="P16">Wire Bus Line</text:p>
      <text:p text:style-name="P20">startx starty endx endy</text:p>
      <text:p text:style-name="P9">Example:</text:p>
      <text:p text:style-name="P7"/>
      <text:p text:style-name="P13">Wire Bus Line</text:p>
      <text:p text:style-name="P13">3900 5300 4500 5300</text:p>
      <text:p text:style-name="P8"/>
      <text:h text:style-name="Heading_20_2" text:outline-level="2">Description of a dotted line segment </text:h>
      <text:p text:style-name="P9">Format:</text:p>
      <text:p text:style-name="P16">Wire Notes Line </text:p>
      <text:p text:style-name="P20">startx starty endx endy</text:p>
      <text:p text:style-name="P9">Example:</text:p>
      <text:p text:style-name="P7"/>
      <text:p text:style-name="P15">Wire Notes Line </text:p>
      <text:p text:style-name="P15">2850 3350 2850 3050</text:p>
      <text:p text:style-name="P5"/>
      <text:h text:style-name="Heading_20_2" text:outline-level="2">Description of a bus entry</text:h>
      <text:p text:style-name="P9">Format:</text:p>
      <text:list text:style-name="L1">
        <text:list-item>
          <text:p text:style-name="P3">For an entry wire/bus :</text:p>
        </text:list-item>
      </text:list>
      <text:p text:style-name="P16">Wire Wire Bus</text:p>
      <text:p text:style-name="P20">startx starty endx endy</text:p>
      <text:list text:style-name="L2">
        <text:list-item>
          <text:p text:style-name="P4">For an entry bus/bus :</text:p>
        </text:list-item>
      </text:list>
      <text:p text:style-name="P16">Wire Bus Bus</text:p>
      <text:p text:style-name="P20">startx starty endx endy</text:p>
      <text:p text:style-name="P9">Example:</text:p>
      <text:p text:style-name="P12"/>
      <text:p text:style-name="P13">Entry Wire Bus</text:p>
      <text:p text:style-name="P13">4100 2300 4200 2400</text:p>
      <text:p text:style-name="P13">Entry Bus Bus</text:p>
      <text:p text:style-name="P13">4400 2600 4500 2700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99cm" fo:margin-bottom="0.3cm"/>
      <style:text-properties fo:color="#800000"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199cm" fo:margin-bottom="0.199cm" fo:text-align="justify" style:justify-single-word="false" fo:keep-together="always" fo:orphans="0" fo:widows="0" fo:text-indent="0cm" style:auto-text-indent="false" fo:break-before="auto" fo:break-after="auto" fo:keep-with-next="auto"/>
      <style:text-properties fo:color="#008000" style:font-name="Arial2" fo:font-size="12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suffix=" - " style:num-format="1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Schematic Capture File Form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ean-pierre Charras</meta:initial-creator>
    <meta:creation-date>2006-04-12T09:01:35</meta:creation-date>
    <dc:date>2008-06-11T08:37:06</dc:date>
    <dc:language>fr-FR</dc:language>
    <meta:editing-cycles>15</meta:editing-cycles>
    <meta:editing-duration>PT54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70" meta:word-count="690" meta:character-count="3807"/>
  </office:meta>
</office:document-meta>
</file>